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正黑" svg:font-family="文泉驿正黑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ad61" officeooo:paragraph-rsid="0003a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,0,0,0,0,0,0,0,0,0,0,0,0,0,0,0,0,0,1,0,0,0,0,0,0,0,0,0,0,0,0,0,0,0,0,0,0,0,0,0,</text:p>
      <text:p text:style-name="P1">0,0,0,0,0,0,0,0,0,0,0,0,0,0,0,0,0,0,2,0,0,0,0,0,0,0,0,0,0,0,0,0,0,0,0,0,0,0,0,0,</text:p>
      <text:p text:style-name="P1">0,0,0,0,0,0,0,0,0,0,0,0,0,3,0,0,0,0,0,0,0,0,0,0,0,0,0,0,0,0,0,0,0,0,0,0,0,0,0,0,</text:p>
      <text:p text:style-name="P1">0,0,0,0,0,0,0,0,0,0,0,0,0,0,0,0,0,0,0,4,0,0,0,0,0,0,4,4,4,0,0,0,0,0,0,0,0,0,0,0,</text:p>
      <text:p text:style-name="P1">0,0,0,0,0,0,0,0,0,0,0,0,0,0,0,0,0,0,0,6,0,0,0,0,0,0,5,5,5,0,0,0,0,0,0,0,0,0,0,0,</text:p>
      <text:p text:style-name="P1">0,0,0,0,0,0,0,0,0,0,0,0,0,0,0,0,0,0,0,7,0,0,0,0,0,0,0,0,0,0,0,0,0,0,0,0,0,0,0,0,</text:p>
      <text:p text:style-name="P1">0,0,0,0,0,0,0,0,0,0,0,0,0,8,0,0,0,0,0,0,0,0,0,0,0,0,0,0,0,0,0,0,0,0,0,0,0,0,0,0,</text:p>
      <text:p text:style-name="P1">0,0,0,0,0,0,0,0,0,0,0,0,0,10,0,0,0,0,0,0,0,0,0,0,0,0,9,9,9,0,0,0,0,0,0,0,0,0,0,0,</text:p>
      <text:p text:style-name="P1">0,0,0,0,0,0,0,0,0,0,0,0,0,11,0,0,0,0,0,0,0,0,0,0,0,0,0,0,0,0,0,0,0,0,0,0,0,0,0,0,</text:p>
      <text:p text:style-name="P1">0,0,0,0,0,0,0,0,0,0,0,0,0,14,0,0,0,0,0,0,12,12,13,0,13,0,0,0,0,0,0,0,0,0,0,0,0,0,0,0,</text:p>
      <text:p text:style-name="P1">0,0,0,0,0,0,0,0,0,0,0,0,0,0,0,0,0,0,0,0,15,16,0,0,0,0,0,0,0,0,0,0,0,0,0,0,0,0,0,0,</text:p>
      <text:p text:style-name="P1">0,0,0,0,0,0,0,0,0,0,0,0,0,0,0,0,0,0,0,0,0,0,17,0,18,0,0,0,0,0,0,0,0,0,0,0,0,0,0,0,</text:p>
      <text:p text:style-name="P1">0,0,0,0,0,0,0,0,0,0,0,0,0,0,0,0,0,0,0,0,0,0,19,0,0,0,0,0,0,0,0,0,0,0,0,0,0,0,0,0,</text:p>
      <text:p text:style-name="P1">0,0,0,0,0,0,0,0,0,0,0,0,0,0,20,0,0,0,0,0,0,0,0,0,0,0,0,0,0,0,0,0,0,0,0,0,0,0,0,0,</text:p>
      <text:p text:style-name="P1">0,0,0,0,0,0,0,0,0,0,0,0,0,0,21,0,0,0,0,0,0,0,0,0,0,0,0,0,0,0,0,0,0,0,0,0,0,0,0,0,</text:p>
      <text:p text:style-name="P1">0,0,0,0,0,0,0,0,0,0,0,0,0,0,0,0,0,0,0,0,0,0,0,0,22,0,0,0,0,0,0,0,0,0,0,0,0,0,0,0,</text:p>
      <text:p text:style-name="P1">0,0,0,0,0,0,0,0,0,0,0,0,0,0,0,0,0,0,0,0,23,23,24,0,0,0,0,0,0,0,0,0,0,0,0,0,0,0,0,0,</text:p>
      <text:p text:style-name="P1">0,0,0,0,0,0,0,0,0,0,0,0,0,0,0,0,0,0,0,0,26,26,26,0,0,0,0,0,0,0,0,0,0,0,0,0,0,0,0,0,</text:p>
      <text:p text:style-name="P1">0,0,0,0,0,0,0,0,0,0,0,0,0,27,0,0,0,0,0,0,0,0,0,0,0,0,0,0,0,0,0,0,0,0,0,0,0,0,0,0,</text:p>
      <text:p text:style-name="P1">29,0,0,0,0,0,0,0,0,0,28,0,0,0,0,0,0,0,0,0,0,0,0,0,0,0,0,0,0,0,0,0,0,0,0,0,0,0,0,0,</text:p>
      <text:p text:style-name="P1">0,0,0,0,0,0,0,0,0,0,0,0,0,0,0,0,0,0,0,0,0,0,0,0,0,0,31,30,30,0,0,0,0,0,0,0,0,0,0,0,</text:p>
      <text:p text:style-name="P1">0,0,0,0,0,0,0,0,0,0,0,0,0,0,0,0,0,0,0,0,0,0,0,0,0,0,32,0,0,0,0,0,0,0,0,0,0,0,0,0,</text:p>
      <text:p text:style-name="P1">0,0,0,0,0,0,0,0,0,0,0,0,0,33,0,0,0,0,0,0,33,33,33,0,33,0,0,0,0,0,0,0,0,0,0,0,0,0,0,0,</text:p>
      <text:p text:style-name="P1">0,0,0,0,0,0,0,0,0,0,0,0,0,35,0,0,0,0,0,0,35,35,35,0,35,0,0,34,34,0,0,0,0,0,0,0,0,0,0,0,</text:p>
      <text:p text:style-name="P1">0,0,0,0,0,0,0,0,0,0,0,0,0,36,0,0,0,0,0,0,0,0,0,0,0,0,0,0,0,0,0,0,0,0,0,0,0,0,0,0,</text:p>
      <text:p text:style-name="P1">38,0,0,0,0,0,0,0,0,0,37,0,0,0,0,0,0,0,0,0,0,0,0,0,0,0,0,0,0,0,0,0,0,0,0,0,0,0,0,0,</text:p>
      <text:p text:style-name="P1">0,0,0,0,0,0,0,0,0,0,0,0,0,0,0,0,0,0,0,0,0,0,0,0,0,0,0,40,39,0,0,0,0,0,0,0,0,0,0,0,</text:p>
      <text:p text:style-name="P1">0,0,0,0,0,0,0,0,0,0,0,0,0,0,0,0,0,0,0,0,0,0,0,0,0,0,0,41,,0,0,0,0,0,0,0,0,0,0,0,</text:p>
      <text:p text:style-name="P1">0,0,0,0,0,0,0,0,0,0,0,0,0,0,0,0,0,0,0,0,0,0,0,0,0,0,0,43,42,0,0,0,0,0,0,0,0,0,0,0,</text:p>
      <text:p text:style-name="P1">0,0,0,0,0,0,0,0,0,0,0,0,0,44,0,0,0,0,0,0,0,0,0,0,0,0,0,0,0,0,0,0,0,0,0,0,0,0,0,0,</text:p>
      <text:p text:style-name="P1">0,0,0,0,0,0,0,45,0,0,0,0,0,46,0,0,0,0,0,0,46,46,46,0,46,0,46,0,0,0,0,0,0,0,0,0,0,0,0,0,</text:p>
      <text:p text:style-name="P1">0,0,0,0,0,0,0,0,0,0,0,0,0,47,0,0,0,0,0,0,47,47,47,0,47,0,47,0,0,0,0,0,0,0,0,0,0,0,0,0,</text:p>
      <text:p text:style-name="P1">0,0,0,0,0,0,48,0,0,0,49,0,0,0,0,0,0,0,0,0,0,0,0,0,0,0,0,0,0,0,0,0,0,0,0,0,0,0,0,0,</text:p>
      <text:p text:style-name="P1">0,0,0,0,0,0,0,0,0,0,0,0,0,50,0,0,0,0,0,0,50,50,50,0,50,0,51,0,0,0,0,0,0,0,0,0,0,0,0,0,</text:p>
      <text:p text:style-name="P1">0,0,0,0,0,0,0,0,0,0,0,0,0,52,0,0,0,0,0,0,0,0,0,0,0,0,0,0,0,0,0,0,0,0,0,0,0,0,0,0,</text:p>
      <text:p text:style-name="P1">0,0,0,0,0,0,0,53,0,0,53,0,0,0,0,0,0,0,0,0,0,0,0,0,0,0,0,0,0,0,0,0,0,0,0,0,0,0,0,0,</text:p>
      <text:p text:style-name="P1">0,0,0,0,0,0,0,0,0,0,0,0,0,0,0,0,0,0,0,55,0,0,0,0,0,0,55,55,55,0,0,0,0,0,0,0,0,0,0,0,</text:p>
      <text:p text:style-name="P1">0,0,0,0,0,0,0,0,0,0,0,0,0,0,0,0,0,0,0,0,0,0,0,0,0,0,0,0,56,0,0,0,0,0,0,0,0,0,0,0,</text:p>
      <text:p text:style-name="P1">0,0,0,0,0,0,0,0,0,0,0,0,0,0,0,0,0,0,0,0,0,0,0,0,0,0,0,0,57,0,0,0,0,0,0,0,0,0,0,0,</text:p>
      <text:p text:style-name="P1">0,0,0,0,0,0,0,0,0,0,0,0,0,58,0,0,0,0,0,0,0,0,0,0,0,0,0,0,0,0,58,0,0,58,0,0,58,58,58,0,</text:p>
      <text:p text:style-name="P1">0,0,0,0,0,0,0,0,0,0,60,0,0,0,0,0,0,0,0,0,0,0,0,0,0,59,0,0,0,59,0,0,0,0,0,59,0,0,0,59,</text:p>
      <text:p text:style-name="P1">0,0,0,0,0,0,0,0,0,0,0,0,0,66,0,0,0,0,0,0,0,0,0,0,0,0,0,0,0,,61,0,0,62,0,0,63,64,65,0,</text:p>
      <text:p text:style-name="P1">0,0,0,0,0,0,68,0,0,0,0,0,0,0,0,0,67,0,0,0,0,0,0,0,0,0,0,0,0,0,0,0,0,0,0,0,0,0,0,0,</text:p>
      <text:p text:style-name="P1">0,0,0,0,0,0,0,0,69,0,0,69,0,0,0,0,69,0,0,0,0,0,0,0,0,0,0,0,0,0,0,0,0,0,0,0,0,0,0,0,</text:p>
      <text:p text:style-name="P1"><text:soft-page-break/>0,0,0,0,0,0,0,0,0,0,0,0,0,0,0,0,0,0,0,0,0,0,0,0,0,0,0,0,0,,70,0,0,0,0,0,0,0,0,0,</text:p>
      <text:p text:style-name="P1">0,0,0,0,0,0,0,0,0,0,0,0,0,0,0,0,0,0,0,0,0,0,0,0,0,0,0,0,0,0,0,0,0,71,0,0,0,0,0,0,</text:p>
      <text:p text:style-name="P1">0,0,0,0,0,0,0,0,0,0,0,0,0,0,0,0,0,0,0,0,0,0,0,0,0,0,0,0,0,0,0,0,0,0,0,0,72,0,0,0,</text:p>
      <text:p text:style-name="P1">0,0,0,0,0,0,0,0,0,0,0,0,0,73,0,0,0,0,0,0,0,0,0,0,0,0,0,0,0,0,0,0,0,0,0,0,0,0,0,0,</text:p>
      <text:p text:style-name="P1">0,0,0,0,0,0,0,0,0,0,0,0,0,0,0,0,0,0,0,0,0,0,0,0,0,0,0,0,0,0,0,0,0,0,0,0,0,74,0,0,</text:p>
      <text:p text:style-name="P1">0,0,0,0,0,0,0,0,0,0,0,0,0,0,0,0,0,0,0,0,0,0,0,0,0,0,0,0,0,0,0,0,0,0,0,0,0,0,75,0,</text:p>
      <text:p text:style-name="P1">0,0,0,0,0,0,76,0,0,0,0,0,0,0,0,0,0,0,0,0,0,0,0,0,0,0,0,0,0,0,0,0,0,0,0,0,0,0,0,0,</text:p>
      <text:p text:style-name="P1">0,0,0,0,0,0,78,77,0,0,0,0,0,78,78,0,0,0,0,0,0,0,0,0,0,0,0,0,0,0,0,0,0,0,0,0,0,0,0,0,</text:p>
      <text:p text:style-name="P1">0,0,0,0,0,0,0,79,0,0,0,0,0,0,0,0,0,0,0,0,0,0,0,0,0,0,0,0,0,0,0,0,0,0,0,0,0,0,0,0,</text:p>
      <text:p text:style-name="P1">0,0,0,0,0,0,0,0,0,0,0,0,0,81,81,0,0,0,0,0,0,0,0,0,0,0,0,0,0,0,0,0,0,0,0,0,0,0,0,0,</text:p>
      <text:p text:style-name="P1">0,0,0,0,0,0,0,0,0,0,0,0,82,0,0,0,0,0,0,0,0,0,0,0,0,0,0,0,0,0,0,0,0,0,0,0,0,0,0,0,</text:p>
      <text:p text:style-name="P1">0,0,0,0,0,0,83,0,0,0,0,0,0,83,83,0,0,0,0,0,0,0,0,0,0,0,0,0,0,0,0,0,0,0,0,0,0,0,0,0,</text:p>
      <text:p text:style-name="P1">0,85,85,0,0,0,0,84,0,84,84,,84,0,0,0,0,0,0,0,0,0,0,0,0,0,0,0,0,0,0,84,84,0,84,0,0,0,0,84,</text:p>
      <text:p text:style-name="P1">0,0,0,0,0,0,86,0,0,0,0,0,0,86,86,0,0,0,0,0,0,0,0,0,0,0,0,0,0,0,0,0,0,0,0,0,0,0,0,0,</text:p>
      <text:p text:style-name="P1">0,87,87,88,88,0,0,87,0,87,87,,87,0,0,0,0,0,0,0,0,0,0,0,0,87,0,0,0,87,0,87,87,0,87,87,0,0,0,87,</text:p>
      <text:p text:style-name="P1">0,0,0,0,0,0,89,0,0,0,0,0,0,91,90,0,0,0,0,0,0,0,0,0,0,0,0,0,0,0,0,0,0,0,0,0,0,0,0,0,</text:p>
      <text:p text:style-name="P1">0,0,0,0,0,0,0,0,0,0,0,0,0,92,0,0,0,0,0,0,0,0,0,0,0,0,0,0,0,0,0,0,0,0,0,0,0,0,0,0,</text:p>
      <text:p text:style-name="P1">0,93,93,93,93,0,0,93,94,0,0,0,93,0,0,0,93,0,0,0,0,0,0,0,0,93,0,0,0,93,0,93,93,0,93,93,0,0,0,93,</text:p>
      <text:p text:style-name="P1">0,0,0,0,0,0,0,0,0,0,0,0,0,96,0,0,0,0,0,0,0,0,0,0,0,0,0,0,0,0,0,0,0,0,0,0,0,0,0,0,</text:p>
      <text:p text:style-name="P1">0,97,97,97,97,0,0,97,98,0,0,0,97,0,0,0,97,0,0,0,0,0,0,0,0,97,0,0,0,97,0,97,97,0,97,97,0,0,0,97,</text:p>
      <text:p text:style-name="P1">0,0,0,0,0,0,0,0,0,0,0,0,100,0,0,0,0,0,0,0,0,0,0,0,0,0,0,0,0,0,0,0,0,0,0,0,0,0,0,0,</text:p>
      <text:p text:style-name="P1">0,101,102,0,0,0,0,0,0,0,0,0,0,0,0,0,0,0,0,0,0,0,0,0,0,0,0,0,0,0,0,0,0,0,0,0,0,0,0,0,</text:p>
      <text:p text:style-name="P1">0,0,0,103,104,0,0,0,0,0,0,0,0,0,0,0,0,0,0,0,0,0,0,0,0,0,0,0,0,0,0,0,0,0,0,0,0,0,0,0,</text:p>
      <text:p text:style-name="P1">105,105,105,105,105,105,105,105,105,105,105,105,105,105,105,105,105,105,105,105,105,105,105,105,105,105,105,105,105,105,105,105,105,105,105,105,105,105,105,105,</text:p>
      <text:p text:style-name="P1">0,0,0,0,0,0,0,0,0,0,0,0,0,0,0,0,0,0,0,0,0,0,0,0,0,0,0,0,0,0,0,106,0,0,0,0,0,0,0,0,</text:p>
      <text:p text:style-name="P1">0,0,0,0,0,0,0,0,0,0,0,0,0,0,0,0,0,0,0,0,0,0,0,0,0,0,0,0,0,0,0,0,107,0,0,0,0,0,0,0,</text:p>
      <text:p text:style-name="P1">0,0,0,0,0,0,0,0,0,0,0,0,0,0,0,0,0,0,0,0,0,0,0,0,0,0,0,0,0,0,0,0,0,0,0,0,0,0,0,108,</text:p>
      <text:p text:style-name="P1">0,0,0,0,0,0,0,0,0,0,0,0,0,0,0,0,0,0,0,0,0,0,0,0,0,0,0,0,0,0,0,0,0,0,109,0,0,0,0,0,</text:p>
      <text:p text:style-name="P1">0,0,0,0,0,0,0,0,0,0,0,0,0,0,0,0,0,0,0,0,0,0,0,0,0,0,0,0,0,0,0,0,0,0,0,110,0,0,0,0,</text:p>
      <text:p text:style-name="P1">0,0,0,0,0,0,0,111,0,0,0,0,0,0,0,0,0,0,0,0,0,0,0,0,0,0,0,0,0,0,0,0,0,0,0,0,0,0,0,0,</text:p>
      <text:p text:style-name="P1">0,0,0,0,0,0,0,112,0,0,0,0,0,0,0,0,0,0,0,0,0,0,0,0,0,0,0,0,0,0,0,0,0,0,0,0,0,0,0,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正黑" svg:font-family="文泉驿正黑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zh" fo:country="CN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泉驿正黑" fo:font-size="10pt" style:font-name-asian="DejaVu Sans2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character-count="6280" meta:image-count="0" meta:object-count="0" meta:page-count="2" meta:paragraph-count="75" meta:table-count="0" meta:word-count="1404"/>
    <dc:date>2011-04-25T15:08:11</dc:date>
    <dc:creator>Jark </dc:creator>
    <meta:generator>OpenOffice.org/3.2$Linux OpenOffice.org_project/320m19$Build-9505</meta:generator>
  </office:meta>
</office:document-meta>
</file>